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6221" officeooo:paragraph-rsid="00166221"/>
    </style:style>
    <style:style style:name="P2" style:family="paragraph" style:parent-style-name="Standard" style:list-style-name="L1">
      <style:text-properties officeooo:rsid="00171bef" officeooo:paragraph-rsid="00171bef"/>
    </style:style>
    <style:style style:name="P3" style:family="paragraph" style:parent-style-name="Standard" style:list-style-name="L1">
      <style:text-properties officeooo:rsid="00182fe2" officeooo:paragraph-rsid="00182fe2"/>
    </style:style>
    <style:style style:name="P4" style:family="paragraph" style:parent-style-name="Standard" style:list-style-name="L1">
      <style:text-properties officeooo:rsid="00182fe2" officeooo:paragraph-rsid="001b889b"/>
    </style:style>
    <style:style style:name="P5" style:family="paragraph" style:parent-style-name="Standard" style:list-style-name="L1">
      <style:text-properties officeooo:rsid="00199571" officeooo:paragraph-rsid="00199571"/>
    </style:style>
    <style:style style:name="P6" style:family="paragraph" style:parent-style-name="Standard" style:list-style-name="L1">
      <style:text-properties officeooo:rsid="001e8892" officeooo:paragraph-rsid="001e8892"/>
    </style:style>
    <style:style style:name="P7" style:family="paragraph" style:parent-style-name="Standard" style:list-style-name="L1">
      <style:text-properties officeooo:rsid="00206eb7" officeooo:paragraph-rsid="00206eb7"/>
    </style:style>
    <style:style style:name="P8" style:family="paragraph" style:parent-style-name="Standard" style:list-style-name="L1">
      <style:text-properties officeooo:rsid="00206eb7" officeooo:paragraph-rsid="0036e467"/>
    </style:style>
    <style:style style:name="P9" style:family="paragraph" style:parent-style-name="Standard" style:list-style-name="L1">
      <style:text-properties officeooo:rsid="00219809" officeooo:paragraph-rsid="00219809"/>
    </style:style>
    <style:style style:name="P10" style:family="paragraph" style:parent-style-name="Standard" style:list-style-name="L1">
      <style:text-properties officeooo:rsid="00219809" officeooo:paragraph-rsid="0024b5d2"/>
    </style:style>
    <style:style style:name="P11" style:family="paragraph" style:parent-style-name="Standard" style:list-style-name="L1">
      <style:text-properties officeooo:rsid="00219809" officeooo:paragraph-rsid="0025e72c"/>
    </style:style>
    <style:style style:name="P12" style:family="paragraph" style:parent-style-name="Standard" style:list-style-name="L1">
      <style:text-properties officeooo:rsid="00246724" officeooo:paragraph-rsid="00246724"/>
    </style:style>
    <style:style style:name="P13" style:family="paragraph" style:parent-style-name="Standard" style:list-style-name="L1">
      <style:text-properties officeooo:rsid="0025e72c" officeooo:paragraph-rsid="0025e72c"/>
    </style:style>
    <style:style style:name="P14" style:family="paragraph" style:parent-style-name="Standard" style:list-style-name="L1">
      <style:text-properties officeooo:rsid="002661a5" officeooo:paragraph-rsid="002661a5"/>
    </style:style>
    <style:style style:name="P15" style:family="paragraph" style:parent-style-name="Standard" style:list-style-name="L1">
      <style:text-properties officeooo:rsid="002661a5" officeooo:paragraph-rsid="002661a5" fo:background-color="#ff99ff"/>
    </style:style>
    <style:style style:name="P16" style:family="paragraph" style:parent-style-name="Standard" style:list-style-name="L1">
      <style:text-properties officeooo:rsid="002784a8" officeooo:paragraph-rsid="002784a8"/>
    </style:style>
    <style:style style:name="P17" style:family="paragraph" style:parent-style-name="Standard" style:list-style-name="L1">
      <style:text-properties officeooo:rsid="002a11cf" officeooo:paragraph-rsid="002a11cf"/>
    </style:style>
    <style:style style:name="P18" style:family="paragraph" style:parent-style-name="Standard" style:list-style-name="L1">
      <style:text-properties officeooo:rsid="002c2052" officeooo:paragraph-rsid="002c2052"/>
    </style:style>
    <style:style style:name="P19" style:family="paragraph" style:parent-style-name="Standard" style:list-style-name="L1">
      <style:text-properties officeooo:rsid="002c2052" officeooo:paragraph-rsid="002d47df"/>
    </style:style>
    <style:style style:name="P20" style:family="paragraph" style:parent-style-name="Standard" style:list-style-name="L1">
      <style:text-properties officeooo:rsid="002c2052" officeooo:paragraph-rsid="002f6a2a"/>
    </style:style>
    <style:style style:name="P21" style:family="paragraph" style:parent-style-name="Standard" style:list-style-name="L1">
      <style:text-properties officeooo:rsid="002c2052" officeooo:paragraph-rsid="00315475"/>
    </style:style>
    <style:style style:name="P22" style:family="paragraph" style:parent-style-name="Standard" style:list-style-name="L1">
      <style:text-properties officeooo:rsid="002c2052" officeooo:paragraph-rsid="003415c2"/>
    </style:style>
    <style:style style:name="P23" style:family="paragraph" style:parent-style-name="Standard" style:list-style-name="L1">
      <style:text-properties officeooo:rsid="002c2052" officeooo:paragraph-rsid="0036e467"/>
    </style:style>
    <style:style style:name="P24" style:family="paragraph" style:parent-style-name="Standard" style:list-style-name="L1">
      <style:text-properties officeooo:rsid="002d47df" officeooo:paragraph-rsid="002d47df"/>
    </style:style>
    <style:style style:name="P25" style:family="paragraph" style:parent-style-name="Standard" style:list-style-name="L1">
      <style:text-properties officeooo:rsid="002d47df" officeooo:paragraph-rsid="002f6a2a"/>
    </style:style>
    <style:style style:name="P26" style:family="paragraph" style:parent-style-name="Standard" style:list-style-name="L1">
      <style:text-properties officeooo:rsid="002d47df" officeooo:paragraph-rsid="00315475"/>
    </style:style>
    <style:style style:name="P27" style:family="paragraph" style:parent-style-name="Standard" style:list-style-name="L1">
      <style:text-properties officeooo:rsid="00315475" officeooo:paragraph-rsid="00315475"/>
    </style:style>
    <style:style style:name="P28" style:family="paragraph" style:parent-style-name="Standard" style:list-style-name="L1">
      <style:text-properties officeooo:rsid="003415c2" officeooo:paragraph-rsid="003415c2"/>
    </style:style>
    <style:style style:name="P29" style:family="paragraph" style:parent-style-name="Standard" style:list-style-name="L1">
      <style:text-properties officeooo:rsid="003415c2" officeooo:paragraph-rsid="003481ec"/>
    </style:style>
    <style:style style:name="P30" style:family="paragraph" style:parent-style-name="Standard" style:list-style-name="L1">
      <style:text-properties officeooo:rsid="0036e467" officeooo:paragraph-rsid="0036e467"/>
    </style:style>
    <style:style style:name="P31" style:family="paragraph" style:parent-style-name="Standard" style:list-style-name="L1">
      <style:text-properties officeooo:rsid="0037c4ac" officeooo:paragraph-rsid="0037c4ac"/>
    </style:style>
    <style:style style:name="P32" style:family="paragraph" style:parent-style-name="Standard" style:list-style-name="L1">
      <style:text-properties officeooo:rsid="0037c4ac" officeooo:paragraph-rsid="0037c4ac" fo:background-color="#ff0000"/>
    </style:style>
    <style:style style:name="P33" style:family="paragraph" style:parent-style-name="Standard" style:list-style-name="L1">
      <style:text-properties officeooo:rsid="0037c4ac" officeooo:paragraph-rsid="0037c4ac" fo:background-color="#ff9900"/>
    </style:style>
    <style:style style:name="P3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82fe2"/>
    </style:style>
    <style:style style:name="T2" style:family="text">
      <style:text-properties officeooo:rsid="00199571"/>
    </style:style>
    <style:style style:name="T3" style:family="text">
      <style:text-properties officeooo:rsid="001b889b"/>
    </style:style>
    <style:style style:name="T4" style:family="text">
      <style:text-properties officeooo:rsid="001d10d3"/>
    </style:style>
    <style:style style:name="T5" style:family="text">
      <style:text-properties officeooo:rsid="001fda61"/>
    </style:style>
    <style:style style:name="T6" style:family="text">
      <style:text-properties officeooo:rsid="00219809"/>
    </style:style>
    <style:style style:name="T7" style:family="text">
      <style:text-properties officeooo:rsid="0024b5d2"/>
    </style:style>
    <style:style style:name="T8" style:family="text">
      <style:text-properties officeooo:rsid="0025e72c"/>
    </style:style>
    <style:style style:name="T9" style:family="text">
      <style:text-properties officeooo:rsid="0025e72c" fo:background-color="#ffff00" loext:char-shading-value="0"/>
    </style:style>
    <style:style style:name="T10" style:family="text">
      <style:text-properties officeooo:rsid="0024b5d2" fo:background-color="#ffff00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19809" fo:background-color="#ffff00" loext:char-shading-value="0"/>
    </style:style>
    <style:style style:name="T13" style:family="text">
      <style:text-properties officeooo:rsid="00315475" fo:background-color="#ffff00" loext:char-shading-value="0"/>
    </style:style>
    <style:style style:name="T14" style:family="text">
      <style:text-properties officeooo:rsid="00341d2d" fo:background-color="#ffff00" loext:char-shading-value="0"/>
    </style:style>
    <style:style style:name="T15" style:family="text">
      <style:text-properties officeooo:rsid="002784a8"/>
    </style:style>
    <style:style style:name="T16" style:family="text">
      <style:text-properties officeooo:rsid="00287904"/>
    </style:style>
    <style:style style:name="T17" style:family="text">
      <style:text-properties officeooo:rsid="002a5a10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officeooo:rsid="0024b5d2" style:font-weight-asian="bold" style:font-weight-complex="bold"/>
    </style:style>
    <style:style style:name="T20" style:family="text">
      <style:text-properties fo:font-weight="bold" officeooo:rsid="00219809" style:font-weight-asian="bold" style:font-weight-complex="bold"/>
    </style:style>
    <style:style style:name="T21" style:family="text">
      <style:text-properties fo:font-weight="bold" officeooo:rsid="0025e72c" fo:background-color="#ffff00" loext:char-shading-value="0" style:font-weight-asian="bold" style:font-weight-complex="bold"/>
    </style:style>
    <style:style style:name="T22" style:family="text">
      <style:text-properties fo:font-weight="bold" officeooo:rsid="0024b5d2" fo:background-color="#ffff00" loext:char-shading-value="0" style:font-weight-asian="bold" style:font-weight-complex="bold"/>
    </style:style>
    <style:style style:name="T23" style:family="text">
      <style:text-properties fo:font-weight="bold" officeooo:rsid="0025e72c" fo:background-color="transparent" loext:char-shading-value="0" style:font-weight-asian="bold" style:font-weight-complex="bold"/>
    </style:style>
    <style:style style:name="T24" style:family="text">
      <style:text-properties fo:font-weight="bold" officeooo:rsid="0024b5d2" fo:background-color="transparent" loext:char-shading-value="0" style:font-weight-asian="bold" style:font-weight-complex="bold"/>
    </style:style>
    <style:style style:name="T25" style:family="text">
      <style:text-properties officeooo:rsid="00219809" fo:background-color="transparent" loext:char-shading-value="0"/>
    </style:style>
    <style:style style:name="T26" style:family="text">
      <style:text-properties officeooo:rsid="00315475" fo:background-color="transparent" loext:char-shading-value="0"/>
    </style:style>
    <style:style style:name="T27" style:family="text">
      <style:text-properties officeooo:rsid="00341d2d" fo:background-color="transparent" loext:char-shading-value="0"/>
    </style:style>
    <style:style style:name="T28" style:family="text">
      <style:text-properties officeooo:rsid="0025e72c" fo:background-color="transparent" loext:char-shading-value="0"/>
    </style:style>
    <style:style style:name="T29" style:family="text">
      <style:text-properties officeooo:rsid="002f6a2a"/>
    </style:style>
    <style:style style:name="T30" style:family="text">
      <style:text-properties officeooo:rsid="00315475"/>
    </style:style>
    <style:style style:name="T31" style:family="text">
      <style:text-properties officeooo:rsid="0036e467"/>
    </style:style>
    <style:style style:name="T32" style:family="text">
      <style:text-properties officeooo:rsid="0025e72c" fo:background-color="#ff99ff" loext:char-shading-value="0"/>
    </style:style>
    <style:style style:name="T33" style:family="text">
      <style:text-properties officeooo:rsid="0037c4ac"/>
    </style:style>
    <style:style style:name="T34" style:family="text">
      <style:text-properties officeooo:rsid="0025e72c" fo:background-color="#ff9900" loext:char-shading-value="0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int Power Testing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4"><text:a xlink:type="simple" xlink:href="#__RefHeading___Toc1365_535321747" text:style-name="Index_20_Link" text:visited-style-name="Index_20_Link">29July2018 3pm<text:tab/>1</text:a></text:p>
        </text:index-body>
      </text:table-of-content>
      <text:p text:style-name="Text_20_body"/>
      <text:p text:style-name="P1"/>
      <text:h text:style-name="Heading_20_1" text:outline-level="1"><text:bookmark-start text:name="__RefHeading___Toc1365_535321747"/>29July2018 3pm<text:bookmark-end text:name="__RefHeading___Toc1365_535321747"/></text:h>
      <text:list xml:id="list440971238940985947" text:style-name="L1">
        <text:list-item>
          <text:p text:style-name="P2">EL , <text:span text:style-name="T1">bare lower arm, no hand or wrist\</text:span></text:p>
          <text:list>
            <text:list-item>
              <text:p text:style-name="P6">Observations</text:p>
              <text:list>
                <text:list-item>
                  <text:p text:style-name="P6">Small stepper motor KL23H256?</text:p>
                </text:list-item>
                <text:list-item>
                  <text:p text:style-name="P6">Weak gear train</text:p>
                </text:list-item>
                <text:list-item>
                  <text:p text:style-name="P6">High friction at EL joint and pulleys leading thereto</text:p>
                </text:list-item>
              </text:list>
            </text:list-item>
            <text:list-item>
              <text:p text:style-name="P3">1.5A <text:span text:style-name="T3">(On-Off-On)</text:span>, 24V, <text:s/>bare lower arm, <text:span text:style-name="T5">Microsteps=1/8, MAX_VEL=25, MAX_ACCEL=10</text:span></text:p>
              <text:list>
                <text:list-item>
                  <text:p text:style-name="P5">Skips steps even when moving downhill</text:p>
                </text:list-item>
              </text:list>
            </text:list-item>
            <text:list-item>
              <text:p text:style-name="P4"><text:span text:style-name="T4">2</text:span>.5A <text:span text:style-name="T3">(Off-On-On)</text:span>, 24V, <text:s/>bare lower arm, <text:span text:style-name="T2">MAX_VEL=25, MAX_ACCEL=10</text:span></text:p>
              <text:list>
                <text:list-item>
                  <text:p text:style-name="P7">very slighty better, skips uphill but not downhill</text:p>
                </text:list-item>
              </text:list>
            </text:list-item>
            <text:list-item>
              <text:p text:style-name="P8">Conclusion: Joint completely inadequate as is.</text:p>
            </text:list-item>
            <text:list-item>
              <text:p text:style-name="P8"><text:span text:style-name="T31">Additional test with 8.99 lbs at end of lower arm</text:span></text:p>
              <text:list>
                <text:list-item>
                  <text:p text:style-name="P30">2.5A skips</text:p>
                </text:list-item>
                <text:list-item>
                  <text:p text:style-name="P23"><text:span text:style-name="T24">3</text:span><text:span text:style-name="T23">.0A</text:span><text:span text:style-name="T28"> </text:span><text:span text:style-name="T8">(Off-On-Off) – still skips, but </text:span><text:span text:style-name="T34">larger stepper should fix this</text:span><text:span text:style-name="T8">.</text:span></text:p>
                </text:list-item>
              </text:list>
            </text:list-item>
          </text:list>
        </text:list-item>
        <text:list-item>
          <text:p text:style-name="P9"><text:span text:style-name="T33">UR</text:span></text:p>
          <text:list>
            <text:list-item>
              <text:p text:style-name="P9">Gear train failed by becoming mis-aligned</text:p>
              <text:list>
                <text:list-item>
                  <text:p text:style-name="P31">Need to:</text:p>
                  <text:list>
                    <text:list-item>
                      <text:p text:style-name="P33">print longer cylindrical spacer to replace grey one</text:p>
                    </text:list-item>
                    <text:list-item>
                      <text:p text:style-name="P33">Move UR stepper, and axle immediately above, upwards so gear teeth remain engaged</text:p>
                    </text:list-item>
                    <text:list-item>
                      <text:p text:style-name="P32">Note: 8mm final stage axle for UR and EL is severely bent at least 1/4” at center!</text:p>
                      <text:list>
                        <text:list-item>
                          <text:p text:style-name="P32">Need larger diameter axle?</text:p>
                        </text:list-item>
                      </text:list>
                    </text:list-item>
                    <text:list-item>
                      <text:p text:style-name="P31"/>
                    </text:list-item>
                  </text:list>
                </text:list-item>
              </text:list>
            </text:list-item>
          </text:list>
        </text:list-item>
        <text:list-item>
          <text:p text:style-name="P9">SL</text:p>
          <text:list>
            <text:list-item>
              <text:p text:style-name="P9">Vee block 2.7 lbs + Clamp 0.65 lbs @ 46.0” f<text:span text:style-name="T29">rom</text:span> SL joint, <text:span text:style-name="T1">1.5A (On-Off-On), 24V, <text:s/>bare lower arm, Microsteps=1/8, MAX_VEL=25, MAX_ACCEL=10</text:span></text:p>
              <text:list>
                <text:list-item>
                  <text:p text:style-name="P12">fail, skipped and went backwards</text:p>
                </text:list-item>
              </text:list>
            </text:list-item>
            <text:list-item>
              <text:p text:style-name="P10"><text:span text:style-name="T10">2X </text:span><text:span text:style-name="T11">Clamp 0.65 lbs</text:span> <text:span text:style-name="T7">each</text:span> @ 46.0” for SL joint, <text:span text:style-name="T1">1.5A (On-Off-On), 24V, <text:s/>bare lower arm, Microsteps=1/8, MAX_VEL=25, MAX_ACCEL=10</text:span></text:p>
              <text:list>
                <text:list-item>
                  <text:p text:style-name="P13">this is only an extra ~60 lb-in at SL joint</text:p>
                </text:list-item>
                <text:list-item>
                  <text:p text:style-name="P13">sometimes works, sometimes doesn’t</text:p>
                </text:list-item>
              </text:list>
            </text:list-item>
            <text:list-item>
              <text:p text:style-name="P11"><text:span text:style-name="T7">2X </text:span>Clamp 0.65 lbs <text:span text:style-name="T7">each</text:span> @ 46.0” for SL joint, <text:span text:style-name="T9">2.5A</text:span><text:span text:style-name="T8"> (Off-On-On), 24V, <text:s/>bare lower arm, Microsteps=1/8, MAX_VEL=25, MAX_ACCEL=10</text:span></text:p>
              <text:list>
                <text:list-item>
                  <text:p text:style-name="P13">Old Power supply current limited – won’t move dual steppers</text:p>
                </text:list-item>
              </text:list>
            </text:list-item>
            <text:list-item>
              <text:p text:style-name="P11"><text:span text:style-name="T7">2X </text:span>Clamp 0.65 lbs <text:span text:style-name="T7">each</text:span> @ 46.0” for SL joint, <text:span text:style-name="T9">2.0A</text:span><text:span text:style-name="T8"> (On-Off-Off), 24V, <text:s/>bare lower arm, Microsteps=1/8, MAX_VEL=25, MAX_ACCEL=10</text:span></text:p>
              <text:list>
                <text:list-item>
                  <text:p text:style-name="P14"><text:soft-page-break/>Works fine, no skipping at all</text:p>
                </text:list-item>
                <text:list-item>
                  <text:p text:style-name="P15">BIG QUESTION: If I went to ¼ microstepping, reduce MAX_VEL and MAX_ACCEL, used better power supply and increased current to 3.<text:span text:style-name="T15">0</text:span>A, how much extra could existing SL joint lift?</text:p>
                  <text:list>
                    <text:list-item>
                      <text:p text:style-name="P16">My existing <text:span text:style-name="T16">two </text:span>SL steppers are KL23H2100-30-4BM which means they are 3.0 amp</text:p>
                    </text:list-item>
                    <text:list-item>
                      <text:p text:style-name="P17">Could I get enough torque to lift a <text:span text:style-name="T17">(lightweight servo) </text:span>3DOF wrist/hand + camera + rangefinder + simple gripper? <text:span text:style-name="T17">Maybe just enough to work on table-top SLAM and image recognition?</text:span></text:p>
                    </text:list-item>
                  </text:list>
                </text:list-item>
              </text:list>
            </text:list-item>
            <text:list-item>
              <text:p text:style-name="P18">Dual Power Supplies, one <text:span text:style-name="T18">each</text:span> 5A max to each SL Stepper. <text:span text:style-name="T7">2X Clamp 0.65 lbs each @ 46.0” for SL joint, </text:span><text:span text:style-name="T9">2.0A</text:span><text:span text:style-name="T8"> (On-Off-Off), 24V </text:span>set to 5A max<text:span text:style-name="T8">, <text:s/>bare lower arm, Microsteps=1/8, MAX_VEL=25, MAX_ACCEL=10. </text:span></text:p>
              <text:list>
                <text:list-item>
                  <text:p text:style-name="P24">No problems, moves sprightly</text:p>
                </text:list-item>
              </text:list>
            </text:list-item>
            <text:list-item>
              <text:p text:style-name="P19">Dual Power Supplies, one <text:span text:style-name="T18">each</text:span> 5A max to each SL Stepper. <text:span text:style-name="T7">2X Clamp 0.65 lbs each + 1X Clamp 1.29 lbs @ 46.0” from SL joint, total weight/moment </text:span><text:a xlink:type="simple" xlink:href="mailto:2.59lbs@46" text:style-name="Internet_20_link" text:visited-style-name="Visited_20_Internet_20_Link"><text:span text:style-name="T7">2.59lbs@46</text:span></text:a><text:span text:style-name="T7">”=</text:span><text:span text:style-name="T19">119 lb-in</text:span><text:span text:style-name="T7">, <text:s/></text:span><text:span text:style-name="T23">2.0A</text:span><text:span text:style-name="T8"> (On-Off-Off), 24V </text:span>set to 5A max<text:span text:style-name="T8">, <text:s/>bare lower arm, Microsteps=1/8, MAX_VEL=25, MAX_ACCEL=10. </text:span></text:p>
              <text:list>
                <text:list-item>
                  <text:p text:style-name="P25">No problems, moves sprightly</text:p>
                </text:list-item>
              </text:list>
            </text:list-item>
            <text:list-item>
              <text:p text:style-name="P20">Dual Power Supplies, one <text:span text:style-name="T18">each</text:span> 5A max to each SL Stepper. <text:span text:style-name="T12">Vee block 2.7 lbs + Clamp 0.65 lbs @ 46.0” from SL joint</text:span><text:span text:style-name="T6">, total weight/moment 3.35 </text:span><text:a xlink:type="simple" xlink:href="mailto:2.59lbs@46" text:style-name="Internet_20_link" text:visited-style-name="Visited_20_Internet_20_Link"><text:span text:style-name="T6">lbs @46</text:span></text:a><text:span text:style-name="T6">”=154</text:span><text:span text:style-name="T19"> lb-in</text:span><text:span text:style-name="T7">, <text:s/></text:span><text:span text:style-name="T23">2.0A</text:span><text:span text:style-name="T8"> (On-Off-Off), 24V </text:span>set to 5A max<text:span text:style-name="T8">, <text:s/>bare lower arm, Microsteps=1/8, MAX_VEL=25, MAX_ACCEL=10. </text:span></text:p>
              <text:list>
                <text:list-item>
                  <text:p text:style-name="P26">No problems, moves sprightly</text:p>
                </text:list-item>
              </text:list>
            </text:list-item>
            <text:list-item>
              <text:p text:style-name="P21">Dual Power Supplies, one <text:span text:style-name="T18">each</text:span> 5A max to each SL Stepper. <text:span text:style-name="T13">2X </text:span><text:span text:style-name="T25">Vee block 2.7 lbs + </text:span><text:span text:style-name="T26">2X </text:span><text:span text:style-name="T25">Clamp 0.65 lbs @ 46.0” from SL joint</text:span><text:span text:style-name="T6">, total weight/moment 7.7 </text:span><text:a xlink:type="simple" xlink:href="mailto:2.59lbs@46" text:style-name="Internet_20_link" text:visited-style-name="Visited_20_Internet_20_Link"><text:span text:style-name="T6">lbs @46</text:span></text:a><text:span text:style-name="T6">”=354</text:span><text:span text:style-name="T19"> lb-in</text:span><text:span text:style-name="T7">, <text:s/></text:span><text:span text:style-name="T23">2.0A</text:span><text:span text:style-name="T8"> (On-Off-Off), 24V </text:span>set to 5A max<text:span text:style-name="T8">, <text:s/>bare lower arm, Microsteps=1/8, MAX_VEL=25, MAX_ACCEL=10. </text:span></text:p>
              <text:list>
                <text:list-item>
                  <text:p text:style-name="P27">Skips steps</text:p>
                </text:list-item>
              </text:list>
            </text:list-item>
            <text:list-item>
              <text:p text:style-name="P21">Dual Power Supplies, one <text:span text:style-name="T18">each</text:span> 5A max to each SL Stepper. <text:span text:style-name="T30">2X </text:span><text:span text:style-name="T25">Vee block 2.7 lbs + </text:span><text:span text:style-name="T26">2X </text:span><text:span text:style-name="T25">Clamp 0.65 lbs @ 46.0” from SL joint</text:span><text:span text:style-name="T6">, total weight/moment 7.7 </text:span><text:a xlink:type="simple" xlink:href="mailto:2.59lbs@46" text:style-name="Internet_20_link" text:visited-style-name="Visited_20_Internet_20_Link"><text:span text:style-name="T6">lbs @46</text:span></text:a><text:span text:style-name="T6">”=354</text:span><text:span text:style-name="T19"> lb-in</text:span><text:span text:style-name="T7">, <text:s/></text:span><text:span text:style-name="T22">3</text:span><text:span text:style-name="T21">.0A</text:span><text:span text:style-name="T8"> (Off-On-Off), 24V </text:span>set to 5A max<text:span text:style-name="T8">, <text:s/>bare lower arm, Microsteps=1/8, MAX_VEL=25, MAX_ACCEL=10. </text:span></text:p>
              <text:list>
                <text:list-item>
                  <text:p text:style-name="P28">Moves fine!, does cause fan on newer power supply to come on. Does cause mobile base to tip</text:p>
                </text:list-item>
              </text:list>
            </text:list-item>
            <text:list-item>
              <text:p text:style-name="P22">Dual Power Supplies, one <text:span text:style-name="T18">each</text:span> 5A max to each SL Stepper. <text:span text:style-name="T30">2X </text:span><text:span text:style-name="T25">Vee block 2.7 lbs + </text:span><text:span text:style-name="T26">2X </text:span><text:span text:style-name="T25">Clamp 0.65 lbs </text:span><text:span text:style-name="T27">+ </text:span><text:span text:style-name="T14">1X large clamp 1.29 lb</text:span><text:span text:style-name="T27">s </text:span><text:span text:style-name="T25">@ 46.0” from SL joint</text:span><text:span text:style-name="T6">, total weight/moment 8.99 </text:span><text:a xlink:type="simple" xlink:href="mailto:2.59lbs@46" text:style-name="Internet_20_link" text:visited-style-name="Visited_20_Internet_20_Link"><text:span text:style-name="T6">lbs @46</text:span></text:a><text:span text:style-name="T6">”~=</text:span><text:span text:style-name="T20">413</text:span><text:span text:style-name="T19"> lb-in</text:span><text:span text:style-name="T7">, <text:s/></text:span><text:span text:style-name="T24">3</text:span><text:span text:style-name="T23">.0A</text:span><text:span text:style-name="T28"> </text:span><text:span text:style-name="T8">(Off-On-Off), 24V </text:span>set to 5A max<text:span text:style-name="T8">, <text:s/>bare lower arm, Microsteps=1/8, MAX_VEL=25, MAX_ACCEL=10. </text:span></text:p>
              <text:list>
                <text:list-item>
                  <text:p text:style-name="P29">Moves fine!, does cause fan on newer power supply to come on. Does cause mobile base to tip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4:57:40.078414157</meta:creation-date>
    <dc:date>2018-07-30T15:15:41.023928251</dc:date>
    <meta:editing-duration>P1DT9M1S</meta:editing-duration>
    <meta:editing-cycles>29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690" meta:character-count="3960" meta:non-whitespace-character-count="3340"/>
  </office:meta>
</office:document-meta>
</file>